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2674in" fo:margin-left="0in" fo:margin-top="0in" fo:margin-bottom="0in" table:align="left"/>
    </style:style>
    <style:style style:name="Table1.A" style:family="table-column">
      <style:table-column-properties style:column-width="1.2646in"/>
    </style:style>
    <style:style style:name="Table1.B" style:family="table-column">
      <style:table-column-properties style:column-width="2.0854in"/>
    </style:style>
    <style:style style:name="Table1.C" style:family="table-column">
      <style:table-column-properties style:column-width="2.9174in"/>
    </style:style>
    <style:style style:name="Table1.1" style:family="table-row">
      <style:table-row-properties style:min-row-height="0.3576in" fo:keep-together="auto"/>
    </style:style>
    <style:style style:name="Table1.A1" style:family="table-cell">
      <style:table-cell-properties style:vertical-align="" fo:padding="0.0694in" fo:border="none"/>
    </style:style>
    <style:style style:name="Table2" style:family="table">
      <style:table-properties style:width="5.8403in" fo:margin-left="0in" fo:margin-top="0in" fo:margin-bottom="0in" table:align="left"/>
    </style:style>
    <style:style style:name="Table2.A" style:family="table-column">
      <style:table-column-properties style:column-width="1.5243in"/>
    </style:style>
    <style:style style:name="Table2.B" style:family="table-column">
      <style:table-column-properties style:column-width="4.3153in"/>
    </style:style>
    <style:style style:name="Table2.1" style:family="table-row">
      <style:table-row-properties style:min-row-height="0.3576in" fo:keep-together="auto"/>
    </style:style>
    <style:style style:name="Table2.A1" style:family="table-cell">
      <style:table-cell-properties style:vertical-align="" fo:padding="0.0694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Heading_20_1" style:master-page-name="Standard">
      <style:paragraph-properties fo:margin-top="0.3335in" fo:margin-bottom="0.0835in" loext:contextual-spacing="false" fo:line-height="100%" fo:keep-together="auto" style:page-number="1" fo:keep-with-next="auto"/>
    </style:style>
    <style:style style:name="P16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17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ize="17pt" fo:font-weight="bold" style:font-size-asian="17pt" style:font-weight-asian="bold" style:font-size-complex="17pt"/>
    </style:style>
    <style:style style:name="T5" style:family="text">
      <style:text-properties fo:color="#188038" style:font-name="Roboto Mono" style:font-name-asian="Roboto Mono1" style:font-name-complex="Roboto Mono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pkgeq2fm5mhs"/><text:span text:style-name="T1">FICHE DE CONCEPTION<text:line-break/>DebugMenu &amp; Outils Dev</text:span></text:p>
      <text:p text:style-name="P2"><text:span text:style-name="T2">Projet :</text:span> <text:span text:style-name="T3">Super Language Quest of Fury<text:line-break/></text:span> <text:span text:style-name="T2">Version :</text:span> v0.1 (document de travail)<text:line-break/> <text:span text:style-name="T2">Rédigé le :</text:span> 13/10/2025</text:p>
      <text:p text:style-name="Standard"><draw:rect text:anchor-type="as-char" style:rel-width="100%" draw:z-index="0" draw:style-name="gr1" draw:text-style-name="P17" svg:width="0.0012in" svg:height="0.0213in"><text:p/></draw:rect></text:p>
      <text:p text:style-name="P16"><text:bookmark text:name="_1rqnm3usl4oo"/><text:span text:style-name="T4">🎯 Objectif</text:span></text:p>
      <text:p text:style-name="P2">Développer un <text:span text:style-name="T2">menu de débogage intégré</text:span> pour tester, calibrer et observer les comportements du jeu en temps réel.<text:line-break/> Cet outil doit permettre à l’équipe de suivre les données internes (tank, caméra, IA, HUD, physique) sans interrompre le gameplay.</text:p>
      <text:p text:style-name="Standard"><draw:rect text:anchor-type="as-char" style:rel-width="100%" draw:z-index="1" draw:style-name="gr1" draw:text-style-name="P17" svg:width="0.0012in" svg:height="0.0213in"><text:p/></draw:rect></text:p>
      <text:p text:style-name="P16"><text:bookmark text:name="_9up3w3659m1p"/><text:span text:style-name="T4">🧩 Structure générale</text:span></text:p>
      <text:p text:style-name="P2"><text:span text:style-name="T2">Accès :</text:span> touche F1 (ou bouton dédié) → ouvre un <text:span text:style-name="T2">overlay</text:span> semi-transparent.<text:line-break/> <text:span text:style-name="T2">Position :</text:span> <text:span text:style-name="T5">MainScene/DevTools/DebugMenu<text:line-break/></text:span> <text:span text:style-name="T2">Scripts associés :</text:span></text:p>
      <text:list xml:id="list3673639077" text:style-name="WWNum3">
        <text:list-item>
          <text:p text:style-name="P3"><text:span text:style-name="T5">DebugMenu.gd</text:span> (noyau du menu)</text:p>
        </text:list-item>
        <text:list-item>
          <text:p text:style-name="P7"><text:span text:style-name="T5">LogConsole.gd</text:span> (console texte)</text:p>
        </text:list-item>
        <text:list-item>
          <text:p text:style-name="P7"><text:span text:style-name="T5">MetricsOverlay.gd</text:span> (HUD léger – FPS, delta, etc.)</text:p>
        </text:list-item>
        <text:list-item>
          <text:p text:style-name="P11"><text:span text:style-name="T5">DataBridge.gd</text:span> (interface centralisant les données de debug exposées par les scripts de gameplay)</text:p>
        </text:list-item>
      </text:list>
      <text:p text:style-name="Standard"><draw:rect text:anchor-type="as-char" style:rel-width="100%" draw:z-index="2" draw:style-name="gr1" draw:text-style-name="P17" svg:width="0.0012in" svg:height="0.0213in"><text:p/></draw:rect></text:p>
      <text:p text:style-name="P16"><text:bookmark text:name="_e1vptylibk7i"/><text:span text:style-name="T4">Onglets principaux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1"><text:span text:style-name="T2">Onglet</text:span></text:p>
          </table:table-cell>
          <table:table-cell table:style-name="Table1.A1" office:value-type="string">
            <text:p text:style-name="P1"><text:span text:style-name="T2">Contenu</text:span></text:p>
          </table:table-cell>
          <table:table-cell table:style-name="Table1.A1" office:value-type="string">
            <text:p text:style-name="P1"><text:span text:style-name="T2">Exemples de données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Tank</text:span></text:p>
          </table:table-cell>
          <table:table-cell table:style-name="Table1.A1" office:value-type="string">
            <text:p text:style-name="Standard">Statuts mécaniques et moteur</text:p>
          </table:table-cell>
          <table:table-cell table:style-name="Table1.A1" office:value-type="string">
            <text:p text:style-name="Standard">vitesse, RPM, gear, carburant, état moteur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Caméra</text:span></text:p>
          </table:table-cell>
          <table:table-cell table:style-name="Table1.A1" office:value-type="string">
            <text:p text:style-name="Standard">Paramètres et focus</text:p>
          </table:table-cell>
          <table:table-cell table:style-name="Table1.A1" office:value-type="string">
            <text:p text:style-name="Standard">offset, zoom, smoothing, focus target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Physique</text:span></text:p>
          </table:table-cell>
          <table:table-cell table:style-name="Table1.A1" office:value-type="string">
            <text:p text:style-name="Standard">Variables globales</text:p>
          </table:table-cell>
          <table:table-cell table:style-name="Table1.A1" office:value-type="string">
            <text:p text:style-name="Standard">delta, gravité, friction, collisions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IA / Instructeur</text:span></text:p>
          </table:table-cell>
          <table:table-cell table:style-name="Table1.A1" office:value-type="string">
            <text:p text:style-name="Standard">État logique du gameplay</text:p>
          </table:table-cell>
          <table:table-cell table:style-name="Table1.A1" office:value-type="string">
            <text:p text:style-name="Standard">objectif courant, zone, consigne attendue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HUD</text:span></text:p>
          </table:table-cell>
          <table:table-cell table:style-name="Table1.A1" office:value-type="string">
            <text:p text:style-name="Standard">Diagnostic d’affichage</text:p>
          </table:table-cell>
          <table:table-cell table:style-name="Table1.A1" office:value-type="string">
            <text:p text:style-name="Standard">panels actifs, valeurs brutes, labels test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Système</text:span></text:p>
          </table:table-cell>
          <table:table-cell table:style-name="Table1.A1" office:value-type="string">
            <text:p text:style-name="Standard">Infos techniques</text:p>
          </table:table-cell>
          <table:table-cell table:style-name="Table1.A1" office:value-type="string">
            <text:p text:style-name="Standard">FPS, mémoire, logs, seed RNG, build ID</text:p>
          </table:table-cell>
        </table:table-row>
      </table:table>
      <text:p text:style-name="Standard"/>
      <text:p text:style-name="P16"><text:bookmark text:name="_u69uu5lqgqmd"/><text:span text:style-name="T4">🔩 Fonctionnalités clés</text:span></text:p>
      <text:list xml:id="list2471163198" text:style-name="WWNum4">
        <text:list-item>
          <text:p text:style-name="P4"><text:span text:style-name="T2">Toggle global</text:span> : ouverture / fermeture rapide du menu.<text:line-break/></text:p>
        </text:list-item>
        <text:list-item>
          <text:p text:style-name="P8"><text:span text:style-name="T2">Auto-refresh</text:span> : mise à jour dynamique des valeurs chaque frame.<text:line-break/></text:p>
        </text:list-item>
        <text:list-item>
          <text:p text:style-name="P8"><text:span text:style-name="T2">Modification à chaud</text:span> : édition directe de certaines variables.<text:line-break/></text:p>
        </text:list-item>
        <text:list-item>
          <text:p text:style-name="P8"><text:span text:style-name="T2">Console intégrée</text:span> : affichage filtrable des logs (<text:span text:style-name="T5">print</text:span>, erreurs, warnings).<text:line-break/></text:p>
        </text:list-item>
        <text:list-item>
          <text:p text:style-name="P8"><text:span text:style-name="T2">Overlay de performance</text:span> : indicateurs en permanence visibles.<text:line-break/></text:p>
        </text:list-item>
        <text:list-item>
          <text:p text:style-name="P8"><text:span text:style-name="T2">Capture instantanée</text:span> : export JSON / capture d’écran des valeurs de debug.<text:line-break/></text:p>
        </text:list-item>
        <text:list-item>
          <text:p text:style-name="P8"><text:span text:style-name="T2">Verrouillage des inputs</text:span> : le joueur ne contrôle plus le tank quand le menu est actif.<text:line-break/></text:p>
        </text:list-item>
        <text:list-item>
          <text:p text:style-name="P12"><text:span text:style-name="T2">Désactivation automatique en build release.<text:line-break/></text:span></text:p>
        </text:list-item>
      </text:list>
      <text:p text:style-name="Standard"><draw:rect text:anchor-type="as-char" style:rel-width="100%" draw:z-index="3" draw:style-name="gr1" draw:text-style-name="P17" svg:width="0.0012in" svg:height="0.0213in"><text:p/></draw:rect></text:p>
      <text:p text:style-name="P16"><text:bookmark text:name="_kudvkjlx0lto"/><text:span text:style-name="T4">🧠 Architecture technique (résumé)</text:span></text:p>
      <text:p text:style-name="Standard">DevTools (Node)</text:p>
      <text:p text:style-name="Standard">├── DebugMenu (Control)</text:p>
      <text:p text:style-name="Standard">│ <text:s text:c="2"/>├── TabsContainer</text:p>
      <text:p text:style-name="Standard">│ <text:s text:c="2"/>│ <text:s text:c="2"/>├── TankTab (VBoxContainer)</text:p>
      <text:p text:style-name="Standard">│ <text:s text:c="2"/>│ <text:s text:c="2"/>├── CameraTab (VBoxContainer)</text:p>
      <text:p text:style-name="Standard">│ <text:s text:c="2"/>│ <text:s text:c="2"/>├── PhysicsTab (VBoxContainer)</text:p>
      <text:p text:style-name="Standard">│ <text:s text:c="2"/>│ <text:s text:c="2"/>├── AITab (VBoxContainer)</text:p>
      <text:p text:style-name="Standard">│ <text:s text:c="2"/>│ <text:s text:c="2"/>├── HUDTab (VBoxContainer)</text:p>
      <text:p text:style-name="Standard"><text:soft-page-break/>│ <text:s text:c="2"/>│ <text:s text:c="2"/>└── SystemTab (VBoxContainer)</text:p>
      <text:p text:style-name="Standard">│ <text:s text:c="2"/>├── ToggleButton (Button)</text:p>
      <text:p text:style-name="Standard">│ <text:s text:c="2"/>└── KeyListener (Node)</text:p>
      <text:p text:style-name="Standard">├── LogConsole (RichTextLabel)</text:p>
      <text:p text:style-name="Standard">└── MetricsOverlay (Label)</text:p>
      <text:p text:style-name="Standard"/>
      <text:p text:style-name="Standard"><draw:rect text:anchor-type="as-char" style:rel-width="100%" draw:z-index="4" draw:style-name="gr1" draw:text-style-name="P17" svg:width="0.0012in" svg:height="0.0213in"><text:p/></draw:rect></text:p>
      <text:p text:style-name="P16"><text:bookmark text:name="_79j93mzehd51"/><text:span text:style-name="T4">🧪 Ergonomie</text:span></text:p>
      <text:list xml:id="list167178748" text:style-name="WWNum2">
        <text:list-item>
          <text:p text:style-name="P5">Navigation fluide via <text:span text:style-name="T2">onglets et raccourcis clavier</text:span>.</text:p>
        </text:list-item>
        <text:list-item>
          <text:p text:style-name="P9"><text:span text:style-name="T2">Couleur thématique</text:span> par onglet (ex : vert = Tank, bleu = Physique).</text:p>
        </text:list-item>
        <text:list-item>
          <text:p text:style-name="P9">Typo lisible, valeurs alignées en colonnes (Label gauche = nom / droite = valeur).</text:p>
        </text:list-item>
        <text:list-item>
          <text:p text:style-name="P9"><text:span text:style-name="T2">Mode pause compatible</text:span> : fonctionne jeu figé ou en mouvement.</text:p>
        </text:list-item>
        <text:list-item>
          <text:p text:style-name="P13">Aspect sobre, lisible sur fond semi-transparent (opacity 0.8).<text:line-break/></text:p>
        </text:list-item>
      </text:list>
      <text:p text:style-name="Standard"><draw:rect text:anchor-type="as-char" style:rel-width="100%" draw:z-index="5" draw:style-name="gr1" draw:text-style-name="P17" svg:width="0.0012in" svg:height="0.0213in"><text:p/></draw:rect></text:p>
      <text:p text:style-name="P16"><text:bookmark text:name="_vdffndwt5r45"/><text:span text:style-name="T4">🧰 Extensions possibles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pan text:style-name="T2">Module</text:span></text:p>
          </table:table-cell>
          <table:table-cell table:style-name="Table2.A1" office:value-type="string">
            <text:p text:style-name="P1"><text:span text:style-name="T2">Description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2">Profiler</text:span></text:p>
          </table:table-cell>
          <table:table-cell table:style-name="Table2.A1" office:value-type="string">
            <text:p text:style-name="Standard">Mesure comparative de performance (frame time, script load).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2">Spawner</text:span></text:p>
          </table:table-cell>
          <table:table-cell table:style-name="Table2.A1" office:value-type="string">
            <text:p text:style-name="Standard">Génération d’entités en sandbox.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2">Replayer</text:span></text:p>
          </table:table-cell>
          <table:table-cell table:style-name="Table2.A1" office:value-type="string">
            <text:p text:style-name="Standard">Relecture d’une session enregistrée.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2">TelemetryExporter</text:span></text:p>
          </table:table-cell>
          <table:table-cell table:style-name="Table2.A1" office:value-type="string">
            <text:p text:style-name="Standard">Sauvegarde automatique des données de test.</text:p>
          </table:table-cell>
        </table:table-row>
      </table:table>
      <text:p text:style-name="Standard"><draw:rect text:anchor-type="as-char" style:rel-width="100%" draw:z-index="6" draw:style-name="gr1" draw:text-style-name="P17" svg:width="0.0012in" svg:height="0.0213in"><text:p/></draw:rect></text:p>
      <text:p text:style-name="P16"><text:bookmark text:name="_t00ldjqgk0us"/><text:soft-page-break/><text:span text:style-name="T4">✅ Statut actuel</text:span></text:p>
      <text:list xml:id="list158995001" text:style-name="WWNum1">
        <text:list-item>
          <text:p text:style-name="P6">Structure des nodes prête</text:p>
        </text:list-item>
        <text:list-item>
          <text:p text:style-name="P10">Toggle clavier à implémenter</text:p>
        </text:list-item>
        <text:list-item>
          <text:p text:style-name="P10">Système d’onglets basiques (placeholders)</text:p>
        </text:list-item>
        <text:list-item>
          <text:p text:style-name="P10">Connexion aux scripts Tank / Camera via <text:span text:style-name="T5">DataBridge</text:span></text:p>
        </text:list-item>
        <text:list-item>
          <text:p text:style-name="P14">Console interne et overlay à prototyper</text:p>
        </text:list-item>
      </text:list>
      <text:p text:style-name="Standard"><draw:rect text:anchor-type="as-char" style:rel-width="100%" draw:z-index="7" draw:style-name="gr1" draw:text-style-name="P17" svg:width="0.0012in" svg:height="0.0213in"><text:p/></draw:rect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1in" fo:margin-left="0.5902in" fo:margin-right="0.5902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4" meta:paragraph-count="86" meta:word-count="450" meta:character-count="2971" meta:non-whitespace-character-count="2577"/>
    <meta:generator>LibreOfficeDev/6.0.5.2$Linux_X86_64 LibreOffice_project/</meta:generator>
  </office:meta>
</office:document-meta>
</file>